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閉じる">
            <text:p>閉じる</text:p>
          </table:table-cell>
          <table:table-cell office:value-type="string" office:value="とじる">
            <text:p>とじる</text:p>
          </table:table-cell>
          <table:table-cell office:value-type="string" office:value="shut, close (books, eyes, etc.)">
            <text:p>shut, close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.">
            <text:p>Please close your textbook.</text:p>
          </table:table-cell>
          <table:table-cell office:value-type="string" office:value="彼女は目を閉じた。">
            <text:p>彼女は目を閉じた。</text:p>
          </table:table-cell>
          <table:table-cell office:value-type="string" office:value="かのじょ は め を とじた。">
            <text:p>かのじょ は め を とじた。</text:p>
          </table:table-cell>
          <table:table-cell office:value-type="string" office:value="She closed her eyes.">
            <text:p>She closed her eye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時">
            <text:p>時</text:p>
          </table:table-cell>
          <table:table-cell office:value-type="string" office:value="とき">
            <text:p>とき</text:p>
          </table:table-cell>
          <table:table-cell office:value-type="string" office:value="time, moment">
            <text:p>time, mo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flies.">
            <text:p>Time flies.</text:p>
          </table:table-cell>
          <table:table-cell office:value-type="string" office:value="あの時、私はまだ学生でした。">
            <text:p>あの時、私はまだ学生でした。</text:p>
          </table:table-cell>
          <table:table-cell office:value-type="string" office:value="あの とき、わたし は まだ がくせい でした。">
            <text:p>あの とき、わたし は まだ がくせい でした。</text:p>
          </table:table-cell>
          <table:table-cell office:value-type="string" office:value="At that time, I was still a student.">
            <text:p>At that time, I was still a studen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米">
            <text:p>米</text:p>
          </table:table-cell>
          <table:table-cell office:value-type="string" office:value="こめ">
            <text:p>こめ</text:p>
          </table:table-cell>
          <table:table-cell office:value-type="string" office:value="rice (grain)">
            <text:p>rice (gr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お米が大好きです。">
            <text:p>日本人はお米が大好きです。</text:p>
          </table:table-cell>
          <table:table-cell office:value-type="string" office:value="にほん じん は おこめ が だいすき です。">
            <text:p>にほん じん は おこめ が だいすき です。</text:p>
          </table:table-cell>
          <table:table-cell office:value-type="string" office:value="Japanese people love rice.">
            <text:p>Japanese people love rice.</text:p>
          </table:table-cell>
          <table:table-cell office:value-type="string" office:value="あのお寿司屋さんはいいお米を使っていますよ。">
            <text:p>あのお寿司屋さんはいいお米を使っていますよ。</text:p>
          </table:table-cell>
          <table:table-cell office:value-type="string" office:value="あの おすし や さん は いい おこめ を つかって います よ。">
            <text:p>あの おすし や さん は いい おこめ を つかって います よ。</text:p>
          </table:table-cell>
          <table:table-cell office:value-type="string" office:value="That sushi restaurant uses good rice.">
            <text:p>That sushi restaurant uses good ric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切る">
            <text:p>切る</text:p>
          </table:table-cell>
          <table:table-cell office:value-type="string" office:value="きる">
            <text:p>きる</text:p>
          </table:table-cell>
          <table:table-cell office:value-type="string" office:value="cut">
            <text:p>c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楽しい">
            <text:p>楽しい</text:p>
          </table:table-cell>
          <table:table-cell office:value-type="string" office:value="たのしい">
            <text:p>たのしい</text:p>
          </table:table-cell>
          <table:table-cell office:value-type="string" office:value="fun, enjoyable">
            <text:p>fun, enjoya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楽しい人です。">
            <text:p>彼はとても楽しい人です。</text:p>
          </table:table-cell>
          <table:table-cell office:value-type="string" office:value="かれ は とても たのしい ひと です。">
            <text:p>かれ は とても たのしい ひと です。</text:p>
          </table:table-cell>
          <table:table-cell office:value-type="string" office:value="He's a very fun person.">
            <text:p>He's a very fun person.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服">
            <text:p>服</text:p>
          </table:table-cell>
          <table:table-cell office:value-type="string" office:value="ふく">
            <text:p>ふく</text:p>
          </table:table-cell>
          <table:table-cell office:value-type="string" office:value="clothes (colloquial)">
            <text:p>clothes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新しい服を買った。">
            <text:p>昨日、新しい服を買った。</text:p>
          </table:table-cell>
          <table:table-cell office:value-type="string" office:value="きのう、あたらしい ふく を かった。">
            <text:p>きのう、あたらしい ふく を かった。</text:p>
          </table:table-cell>
          <table:table-cell office:value-type="string" office:value="I bought some new clothes yesterday.">
            <text:p>I bought some new clothes yesterday.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後ろ">
            <text:p>後ろ</text:p>
          </table:table-cell>
          <table:table-cell office:value-type="string" office:value="うしろ">
            <text:p>うしろ</text:p>
          </table:table-cell>
          <table:table-cell office:value-type="string" office:value="back, behind">
            <text:p>back, beh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嬉しい">
            <text:p>嬉しい</text:p>
          </table:table-cell>
          <table:table-cell office:value-type="string" office:value="うれしい">
            <text:p>うれしい</text:p>
          </table:table-cell>
          <table:table-cell office:value-type="string" office:value="happy, glad">
            <text:p>happy, gl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に会えて嬉しかった。">
            <text:p>彼に会えて嬉しかった。</text:p>
          </table:table-cell>
          <table:table-cell office:value-type="string" office:value="かれ に あえて うれしかった。">
            <text:p>かれ に あえて うれしかった。</text:p>
          </table:table-cell>
          <table:table-cell office:value-type="string" office:value="I was glad to meet him.">
            <text:p>I was glad to meet him.</text:p>
          </table:table-cell>
          <table:table-cell office:value-type="string" office:value="今日は授業がなくて嬉しいです。">
            <text:p>今日は授業がなくて嬉しいです。</text:p>
          </table:table-cell>
          <table:table-cell office:value-type="string" office:value="きょう は じゅぎょう が なくて うれしい です。">
            <text:p>きょう は じゅぎょう が なくて うれしい です。</text:p>
          </table:table-cell>
          <table:table-cell office:value-type="string" office:value="I'm glad I don't have a class today.">
            <text:p>I'm glad I don't have a class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腰">
            <text:p>腰</text:p>
          </table:table-cell>
          <table:table-cell office:value-type="string" office:value="こし">
            <text:p>こし</text:p>
          </table:table-cell>
          <table:table-cell office:value-type="string" office:value="waist, lower back">
            <text:p>waist, lower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私のおじいちゃんは腰が曲がっています。">
            <text:p>私のおじいちゃんは腰が曲がっています。</text:p>
          </table:table-cell>
          <table:table-cell office:value-type="string" office:value="わたし の おじいちゃん は こし が まがって います。">
            <text:p>わたし の おじいちゃん は こし が まがって います。</text:p>
          </table:table-cell>
          <table:table-cell office:value-type="string" office:value="My grandfather's lower back is bent (so bent that he cannot stand up straight).">
            <text:p>My grandfather's lower back is bent (so bent that he cannot stand up straight)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日曜日">
            <text:p>日曜日</text:p>
          </table:table-cell>
          <table:table-cell office:value-type="string" office:value="にちようび">
            <text:p>にちようび</text:p>
          </table:table-cell>
          <table:table-cell office:value-type="string" office:value="Sunday">
            <text:p>Su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曜日は海に行きました。">
            <text:p>日曜日は海に行きました。</text:p>
          </table:table-cell>
          <table:table-cell office:value-type="string" office:value="にちようび は うみ に いきました。">
            <text:p>にちようび は うみ に いきました。</text:p>
          </table:table-cell>
          <table:table-cell office:value-type="string" office:value="We went to the beach on Sunday.">
            <text:p>We went to the beach on Sunda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昼">
            <text:p>昼</text:p>
          </table:table-cell>
          <table:table-cell office:value-type="string" office:value="ひる">
            <text:p>ひる</text:p>
          </table:table-cell>
          <table:table-cell office:value-type="string" office:value="daytime, midday">
            <text:p>daytime, mid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お母さん">
            <text:p>お母さん</text:p>
          </table:table-cell>
          <table:table-cell office:value-type="string" office:value="おかあさん">
            <text:p>おかあさん</text:p>
          </table:table-cell>
          <table:table-cell office:value-type="string" office:value="mother, mom (colloquial)">
            <text:p>mother, mom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大学生">
            <text:p>大学生</text:p>
          </table:table-cell>
          <table:table-cell office:value-type="string" office:value="だいがくせい">
            <text:p>だいがくせい</text:p>
          </table:table-cell>
          <table:table-cell office:value-type="string" office:value="university student">
            <text:p>university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beginning next month.">
            <text:p>I'll be a college student beginning next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終わり">
            <text:p>終わり</text:p>
          </table:table-cell>
          <table:table-cell office:value-type="string" office:value="おわり">
            <text:p>おわり</text:p>
          </table:table-cell>
          <table:table-cell office:value-type="string" office:value="end, finish">
            <text:p>end, fin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ももう終わりだ。">
            <text:p>夏休みももう終わりだ。</text:p>
          </table:table-cell>
          <table:table-cell office:value-type="string" office:value="なつやすみ も もう おわり だ。">
            <text:p>なつやすみ も もう おわり だ。</text:p>
          </table:table-cell>
          <table:table-cell office:value-type="string" office:value="Summer vacation's already over.">
            <text:p>Summer vacation's already over.</text:p>
          </table:table-cell>
          <table:table-cell office:value-type="string" office:value="今日はもう終わりにしましょう。">
            <text:p>今日はもう終わりにしましょう。</text:p>
          </table:table-cell>
          <table:table-cell office:value-type="string" office:value="きょう は もう おわり に しましょう。">
            <text:p>きょう は もう おわり に しましょう。</text:p>
          </table:table-cell>
          <table:table-cell office:value-type="string" office:value="Let's finish (what we've been doing) for today.">
            <text:p>Let's finish (what we've been doing) for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背">
            <text:p>背</text:p>
          </table:table-cell>
          <table:table-cell office:value-type="string" office:value="せ">
            <text:p>せ</text:p>
          </table:table-cell>
          <table:table-cell office:value-type="string" office:value="height, stature">
            <text:p>height, st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背が高い。">
            <text:p>彼女は背が高い。</text:p>
          </table:table-cell>
          <table:table-cell office:value-type="string" office:value="かのじょ は せ が たかい。">
            <text:p>かのじょ は せ が たかい。</text:p>
          </table:table-cell>
          <table:table-cell office:value-type="string" office:value="She's tall.">
            <text:p>She's tall.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手伝う">
            <text:p>手伝う</text:p>
          </table:table-cell>
          <table:table-cell office:value-type="string" office:value="てつだう">
            <text:p>てつだう</text:p>
          </table:table-cell>
          <table:table-cell office:value-type="string" office:value="help, assist">
            <text:p>help, assi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手伝いましょう。">
            <text:p>私が手伝いましょう。</text:p>
          </table:table-cell>
          <table:table-cell office:value-type="string" office:value="わたし が てつだいましょう。">
            <text:p>わたし が てつだいましょう。</text:p>
          </table:table-cell>
          <table:table-cell office:value-type="string" office:value="I can help you.">
            <text:p>I can help you.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、 てつだって くれない？">
            <text:p>しゅくだい、 てつだって くれない？</text:p>
          </table:table-cell>
          <table:table-cell office:value-type="string" office:value="Could you help me with my homework?">
            <text:p>Could you help me with my homework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鼻">
            <text:p>鼻</text:p>
          </table:table-cell>
          <table:table-cell office:value-type="string" office:value="はな">
            <text:p>はな</text:p>
          </table:table-cell>
          <table:table-cell office:value-type="string" office:value="nose">
            <text:p>n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s itchy.">
            <text:p>My nose is itchy.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occur, happen">
            <text:p>occur, 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近所で盗難事件が起きました。">
            <text:p>近所で盗難事件が起きました。</text:p>
          </table:table-cell>
          <table:table-cell office:value-type="string" office:value="きんじょ で とうなん じけん が おきました。">
            <text:p>きんじょ で とうなん じけん が おきました。</text:p>
          </table:table-cell>
          <table:table-cell office:value-type="string" office:value="A burglary occured in my neighborhood.">
            <text:p>A burglary occured in my neighborhood.</text:p>
          </table:table-cell>
          <table:table-cell office:value-type="string" office:value="事故はここで起きました。">
            <text:p>事故はここで起きました。</text:p>
          </table:table-cell>
          <table:table-cell office:value-type="string" office:value="じこ は ここ で おきました。">
            <text:p>じこ は ここ で おきました。</text:p>
          </table:table-cell>
          <table:table-cell office:value-type="string" office:value="The accident occurred here.">
            <text:p>The accident occurred he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載せる">
            <text:p>載せる</text:p>
          </table:table-cell>
          <table:table-cell office:value-type="string" office:value="のせる">
            <text:p>のせる</text:p>
          </table:table-cell>
          <table:table-cell office:value-type="string" office:value="place, put on">
            <text:p>place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彼女はかばんを膝に載せた。">
            <text:p>彼女はかばんを膝に載せた。</text:p>
          </table:table-cell>
          <table:table-cell office:value-type="string" office:value="かのじょ は かばん を ひざ に のせた。">
            <text:p>かのじょ は かばん を ひざ に のせた。</text:p>
          </table:table-cell>
          <table:table-cell office:value-type="string" office:value="She put her bag on her lap.">
            <text:p>She put her bag on her lap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悲しい">
            <text:p>悲しい</text:p>
          </table:table-cell>
          <table:table-cell office:value-type="string" office:value="かなしい">
            <text:p>かなしい</text:p>
          </table:table-cell>
          <table:table-cell office:value-type="string" office:value="sad">
            <text:p>s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映画はとても悲しかった。">
            <text:p>その映画はとても悲しかった。</text:p>
          </table:table-cell>
          <table:table-cell office:value-type="string" office:value="その えいが は とても かなしかった。">
            <text:p>その えいが は とても かなしかった。</text:p>
          </table:table-cell>
          <table:table-cell office:value-type="string" office:value="It was a very sad movie.">
            <text:p>It was a very sad movie.</text:p>
          </table:table-cell>
          <table:table-cell office:value-type="string" office:value="うちのネコが死んでとても悲しいです。">
            <text:p>うちのネコが死んでとても悲しいです。</text:p>
          </table:table-cell>
          <table:table-cell office:value-type="string" office:value="うち の ネコ が しんで とても かなしい です。">
            <text:p>うち の ネコ が しんで 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しゃべる">
            <text:p>しゃべる</text:p>
          </table:table-cell>
          <table:table-cell office:value-type="string" office:value="しゃべる">
            <text:p>しゃべる</text:p>
          </table:table-cell>
          <table:table-cell office:value-type="string" office:value="chat, talk">
            <text:p>chat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よくしゃべるね。">
            <text:p>彼女はよくしゃべるね。</text:p>
          </table:table-cell>
          <table:table-cell office:value-type="string" office:value="かのじょ は よく しゃべる ね。">
            <text:p>かのじょ は よく しゃべる ね。</text:p>
          </table:table-cell>
          <table:table-cell office:value-type="string" office:value="She talks a lot.">
            <text:p>She talks a lot.</text:p>
          </table:table-cell>
          <table:table-cell office:value-type="string" office:value="彼は授業中、ずっとしゃべっていました。">
            <text:p>彼は授業中、ずっとしゃべっていました。</text:p>
          </table:table-cell>
          <table:table-cell office:value-type="string" office:value="かれ は じゅぎょう ちゅう、 ずっと しゃべって いました。">
            <text:p>かれ は じゅぎょう ちゅう、 ずっと しゃべって いました。</text:p>
          </table:table-cell>
          <table:table-cell office:value-type="string" office:value="He was talking during the entire class.">
            <text:p>He was talking during the entire clas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in the near future, before long">
            <text:p>in the near future, before lo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兄は近く結婚します。">
            <text:p>兄は近く結婚します。</text:p>
          </table:table-cell>
          <table:table-cell office:value-type="string" office:value="あに は ちかく けっこん します。">
            <text:p>あに は ちかく けっこん します。</text:p>
          </table:table-cell>
          <table:table-cell office:value-type="string" office:value="My older brother will get married in the near future.">
            <text:p>My older brother will get married in the near futu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甘い">
            <text:p>甘い</text:p>
          </table:table-cell>
          <table:table-cell office:value-type="string" office:value="あまい">
            <text:p>あまい</text:p>
          </table:table-cell>
          <table:table-cell office:value-type="string" office:value="sweet">
            <text:p>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いちごは甘い。">
            <text:p>このいちごは甘い。</text:p>
          </table:table-cell>
          <table:table-cell office:value-type="string" office:value="この いちご は あまい。">
            <text:p>この いちご は あまい。</text:p>
          </table:table-cell>
          <table:table-cell office:value-type="string" office:value="This strawberry is sweet.">
            <text:p>This strawberry is sweet.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テーブル">
            <text:p>テーブル</text:p>
          </table:table-cell>
          <table:table-cell office:value-type="string" office:value="テーブル">
            <text:p>テーブル</text:p>
          </table:table-cell>
          <table:table-cell office:value-type="string" office:value="table">
            <text:p>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 。">
            <text:p>こっち の しかくい テーブル を かおう よ 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食べ物">
            <text:p>食べ物</text:p>
          </table:table-cell>
          <table:table-cell office:value-type="string" office:value="たべもの">
            <text:p>たべもの</text:p>
          </table:table-cell>
          <table:table-cell office:value-type="string" office:value="food (colloquial)">
            <text:p>f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の食べ物はとてもおいしいです。">
            <text:p>日本の食べ物はとてもおいしいです。</text:p>
          </table:table-cell>
          <table:table-cell office:value-type="string" office:value="にっぽん の たべもの は とても おいしい です。">
            <text:p>にっぽん の たべもの は とても おいしい です。</text:p>
          </table:table-cell>
          <table:table-cell office:value-type="string" office:value="Japanese food is very delicious.">
            <text:p>Japanese food is very delicious.</text:p>
          </table:table-cell>
          <table:table-cell office:value-type="string" office:value="弟は食べ物の好き嫌いが多い。">
            <text:p>弟は食べ物の好き嫌いが多い。</text:p>
          </table:table-cell>
          <table:table-cell office:value-type="string" office:value="おとうと は たべもの の すききらい が おおい。">
            <text:p>おとうと は たべもの の すききらい が おおい。</text:p>
          </table:table-cell>
          <table:table-cell office:value-type="string" office:value="My little brother is very particular about food.">
            <text:p>My little brother is very particular about foo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始まる">
            <text:p>始まる</text:p>
          </table:table-cell>
          <table:table-cell office:value-type="string" office:value="はじまる">
            <text:p>はじまる</text:p>
          </table:table-cell>
          <table:table-cell office:value-type="string" office:value="begin">
            <text:p>beg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が始まりました。">
            <text:p>新しい仕事が始まりました。</text:p>
          </table:table-cell>
          <table:table-cell office:value-type="string" office:value="あたらしい しごと が はじまりました。">
            <text:p>あたらしい しごと が はじまりました。</text:p>
          </table:table-cell>
          <table:table-cell office:value-type="string" office:value="I started a new job.">
            <text:p>I started a new job.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ゲーム">
            <text:p>ゲーム</text:p>
          </table:table-cell>
          <table:table-cell office:value-type="string" office:value="ゲーム">
            <text:p>ゲーム</text:p>
          </table:table-cell>
          <table:table-cell office:value-type="string" office:value="game (loan word)">
            <text:p>gam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十">
            <text:p>十</text:p>
          </table:table-cell>
          <table:table-cell office:value-type="string" office:value="じゅう">
            <text:p>じゅう</text:p>
          </table:table-cell>
          <table:table-cell office:value-type="string" office:value="ten">
            <text:p>t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昨日、友達十人とカラオケに行きました。">
            <text:p>昨日、友達十人とカラオケに行きました。</text:p>
          </table:table-cell>
          <table:table-cell office:value-type="string" office:value="きのう、ともだち じゅう にん と カラオケ に いきました。">
            <text:p>きのう、ともだち じゅう にん と カラオケ に いきました。</text:p>
          </table:table-cell>
          <table:table-cell office:value-type="string" office:value="Yesterday, I went to karaoke with ten friends.">
            <text:p>Yesterday, I went to karaoke with ten frie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天気">
            <text:p>天気</text:p>
          </table:table-cell>
          <table:table-cell office:value-type="string" office:value="てんき">
            <text:p>てんき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いい天気ですね。">
            <text:p>今日はいい天気ですね。</text:p>
          </table:table-cell>
          <table:table-cell office:value-type="string" office:value="きょう は いい てんき です ね。">
            <text:p>きょう は いい てんき です ね。</text:p>
          </table:table-cell>
          <table:table-cell office:value-type="string" office:value="It's nice out today.">
            <text:p>It's nice out today.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暑い">
            <text:p>暑い</text:p>
          </table:table-cell>
          <table:table-cell office:value-type="string" office:value="あつい">
            <text:p>あつい</text:p>
          </table:table-cell>
          <table:table-cell office:value-type="string" office:value="hot (of weather)">
            <text:p>hot (of weath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暑い。">
            <text:p>今日はとても暑い。</text:p>
          </table:table-cell>
          <table:table-cell office:value-type="string" office:value="きょう は とても あつい。">
            <text:p>きょう は とても あつい。</text:p>
          </table:table-cell>
          <table:table-cell office:value-type="string" office:value="It's very hot today.">
            <text:p>It's very hot today.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太い">
            <text:p>太い</text:p>
          </table:table-cell>
          <table:table-cell office:value-type="string" office:value="ふとい">
            <text:p>ふとい</text:p>
          </table:table-cell>
          <table:table-cell office:value-type="string" office:value="thick, fat">
            <text:p>thick, f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big legs.">
            <text:p>She has big legs.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晩">
            <text:p>晩</text:p>
          </table:table-cell>
          <table:table-cell office:value-type="string" office:value="ばん">
            <text:p>ばん</text:p>
          </table:table-cell>
          <table:table-cell office:value-type="string" office:value="evening, night (from sunset to bedtime)">
            <text:p>evening, night (from sunset to bedtim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朝から晩まで働いたの。">
            <text:p>彼は朝から晩まで働いたの。</text:p>
          </table:table-cell>
          <table:table-cell office:value-type="string" office:value="かれ は あさ から ばん まで はたらいた の 。">
            <text:p>かれ は あさ から ばん まで はたらいた の 。</text:p>
          </table:table-cell>
          <table:table-cell office:value-type="string" office:value="He worked from morning till night.">
            <text:p>He worked from morning till night.</text:p>
          </table:table-cell>
          <table:table-cell office:value-type="string" office:value="彼は三日三晩寝ませんでした。">
            <text:p>彼は三日三晩寝ませんでした。</text:p>
          </table:table-cell>
          <table:table-cell office:value-type="string" office:value="かれ は みっか み ばん ねません でした。">
            <text:p>かれ は みっか み ばん ねません でした。</text:p>
          </table:table-cell>
          <table:table-cell office:value-type="string" office:value="He didn't sleep for three days and nights.">
            <text:p>He didn't sleep for three days and night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土曜日">
            <text:p>土曜日</text:p>
          </table:table-cell>
          <table:table-cell office:value-type="string" office:value="どようび">
            <text:p>どようび</text:p>
          </table:table-cell>
          <table:table-cell office:value-type="string" office:value="Saturday">
            <text:p>Satur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曜日の夜はクラブに行きます。">
            <text:p>土曜日の夜はクラブに行きます。</text:p>
          </table:table-cell>
          <table:table-cell office:value-type="string" office:value="どようび の よる は クラブ に いきます。">
            <text:p>どようび の よる は クラブ に いきます。</text:p>
          </table:table-cell>
          <table:table-cell office:value-type="string" office:value="I'm going to a club Saturday night.">
            <text:p>I'm going to a club Saturday night.</text:p>
          </table:table-cell>
          <table:table-cell office:value-type="string" office:value="土曜日はよく友達と映画を見ます。">
            <text:p>土曜日はよく友達と映画を見ます。</text:p>
          </table:table-cell>
          <table:table-cell office:value-type="string" office:value="どようび は よく ともだち と えいが を みます。">
            <text:p>どようび は よく ともだち と えいが を みます。</text:p>
          </table:table-cell>
          <table:table-cell office:value-type="string" office:value="On Saturdays, I often watch movies with my friends.">
            <text:p>On Saturdays, I often watch movies with my frie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痛い">
            <text:p>痛い</text:p>
          </table:table-cell>
          <table:table-cell office:value-type="string" office:value="いたい">
            <text:p>いたい</text:p>
          </table:table-cell>
          <table:table-cell office:value-type="string" office:value="sore, painful">
            <text:p>sore, pain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頭が痛いです。">
            <text:p>今日は頭が痛いです。</text:p>
          </table:table-cell>
          <table:table-cell office:value-type="string" office:value="きょう は あたま が いたい です。">
            <text:p>きょう は あたま が いたい で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昨日から腰が痛い。">
            <text:p>昨日から腰が痛い。</text:p>
          </table:table-cell>
          <table:table-cell office:value-type="string" office:value="きのう から こし が いたい。">
            <text:p>きのう から こし が いたい。</text:p>
          </table:table-cell>
          <table:table-cell office:value-type="string" office:value="I've had a pain in my lower back since yesterday.">
            <text:p>I've had a pain in my lower back since yester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お父さん">
            <text:p>お父さん</text:p>
          </table:table-cell>
          <table:table-cell office:value-type="string" office:value="おとうさん">
            <text:p>おとうさん</text:p>
          </table:table-cell>
          <table:table-cell office:value-type="string" office:value="father, dad (colloquial)">
            <text:p>father, da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父さんは会社員です。">
            <text:p>お父さんは会社員です。</text:p>
          </table:table-cell>
          <table:table-cell office:value-type="string" office:value="おとうさん は かいしゃいん です。">
            <text:p>おとうさん は かいしゃいん です。</text:p>
          </table:table-cell>
          <table:table-cell office:value-type="string" office:value="My father's a company employee.">
            <text:p>My father's a company employee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多分">
            <text:p>多分</text:p>
          </table:table-cell>
          <table:table-cell office:value-type="string" office:value="たぶん">
            <text:p>たぶん</text:p>
          </table:table-cell>
          <table:table-cell office:value-type="string" office:value="probably, perhaps">
            <text:p>probably, perhap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多分家で寝ています。">
            <text:p>彼女は多分家で寝ています。</text:p>
          </table:table-cell>
          <table:table-cell office:value-type="string" office:value="かのじょ は たぶん いえ で ねて います。">
            <text:p>かのじょ は たぶん いえ で ねて います。</text:p>
          </table:table-cell>
          <table:table-cell office:value-type="string" office:value="She's probably sleeping at home.">
            <text:p>She's probably sleeping at home.</text:p>
          </table:table-cell>
          <table:table-cell office:value-type="string" office:value="彼は多分、来ないと思います。">
            <text:p>彼は多分、来ないと思います。</text:p>
          </table:table-cell>
          <table:table-cell office:value-type="string" office:value="かれ は たぶん、 こない と おもいます。">
            <text:p>かれ は たぶん、 こない と おもいます。</text:p>
          </table:table-cell>
          <table:table-cell office:value-type="string" office:value="He's probably not coming.">
            <text:p>He's probably not com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時計">
            <text:p>時計</text:p>
          </table:table-cell>
          <table:table-cell office:value-type="string" office:value="とけい">
            <text:p>とけい</text:p>
          </table:table-cell>
          <table:table-cell office:value-type="string" office:value="clock, watch">
            <text:p>clock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泊まる">
            <text:p>泊まる</text:p>
          </table:table-cell>
          <table:table-cell office:value-type="string" office:value="とまる">
            <text:p>とまる</text:p>
          </table:table-cell>
          <table:table-cell office:value-type="string" office:value="stay overnight">
            <text:p>stay overn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どうして">
            <text:p>どうして</text:p>
          </table:table-cell>
          <table:table-cell office:value-type="string" office:value="どうして">
            <text:p>どうして</text:p>
          </table:table-cell>
          <table:table-cell office:value-type="string" office:value="how come">
            <text:p>how co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あなたはどうして人の話を聞かないんですか。">
            <text:p>あなたはどうして人の話を聞かないんですか。</text:p>
          </table:table-cell>
          <table:table-cell office:value-type="string" office:value="あなた は どうして ひと の はなし を きかない ん です か。">
            <text:p>あなた は どうして ひと の はなし を きかない ん です か。</text:p>
          </table:table-cell>
          <table:table-cell office:value-type="string" office:value="How come you don't listen to what people say.">
            <text:p>How come you don't listen to what people s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掛ける">
            <text:p>掛ける</text:p>
          </table:table-cell>
          <table:table-cell office:value-type="string" office:value="かける">
            <text:p>かける</text:p>
          </table:table-cell>
          <table:table-cell office:value-type="string" office:value="hang, put on">
            <text:p>hang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夫の服をハンガーに掛けた。">
            <text:p>夫の服をハンガーに掛けた。</text:p>
          </table:table-cell>
          <table:table-cell office:value-type="string" office:value="おっと の ふく を ハンガー に かけた。">
            <text:p>おっと の ふく を ハンガー に かけた。</text:p>
          </table:table-cell>
          <table:table-cell office:value-type="string" office:value="I put my husband's clothes on a hanger.">
            <text:p>I put my husband's clothes on a hanger.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曲がる">
            <text:p>曲がる</text:p>
          </table:table-cell>
          <table:table-cell office:value-type="string" office:value="まがる">
            <text:p>まがる</text:p>
          </table:table-cell>
          <table:table-cell office:value-type="string" office:value="make a turn, turn">
            <text:p>make a turn, tu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お腹">
            <text:p>お腹</text:p>
          </table:table-cell>
          <table:table-cell office:value-type="string" office:value="おなか">
            <text:p>おなか</text:p>
          </table:table-cell>
          <table:table-cell office:value-type="string" office:value="stomach, belly">
            <text:p>stomach, be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I'm hungry.">
            <text:p>I'm hungry.</text:p>
          </table:table-cell>
          <table:table-cell office:value-type="string" office:value="お腹がすごく痛いです。">
            <text:p>お腹がすごく痛いです。</text:p>
          </table:table-cell>
          <table:table-cell office:value-type="string" office:value="おなか が すごく いたい です。">
            <text:p>おなか が すごく いたい です。</text:p>
          </table:table-cell>
          <table:table-cell office:value-type="string" office:value="My stomach hurts a lot.">
            <text:p>My stomach hurts a lo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ミーティング">
            <text:p>ミーティング</text:p>
          </table:table-cell>
          <table:table-cell office:value-type="string" office:value="ミーティング">
            <text:p>ミーティング</text:p>
          </table:table-cell>
          <table:table-cell office:value-type="string" office:value="meeting (loan word)">
            <text:p>meet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9時からミーティングが始まった。">
            <text:p>朝9時からミーティングが始まった。</text:p>
          </table:table-cell>
          <table:table-cell office:value-type="string" office:value="あさ 9 じ から ミーティング が はじまった。">
            <text:p>あさ 9 じ から ミーティング が はじまった。</text:p>
          </table:table-cell>
          <table:table-cell office:value-type="string" office:value="The meeting started at 9 a.m.">
            <text:p>The meeting started at 9 a.m.</text:p>
          </table:table-cell>
          <table:table-cell office:value-type="string" office:value="ミーティングは2時からです。">
            <text:p>ミーティングは2時からです。</text:p>
          </table:table-cell>
          <table:table-cell office:value-type="string" office:value="ミーティング は 2 じ から です。">
            <text:p>ミーティング は 2 じ から です。</text:p>
          </table:table-cell>
          <table:table-cell office:value-type="string" office:value="The meeting starts at two o'clock.">
            <text:p>The meeting starts at two o'cloc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嫌い">
            <text:p>嫌い</text:p>
          </table:table-cell>
          <table:table-cell office:value-type="string" office:value="きらい">
            <text:p>きらい</text:p>
          </table:table-cell>
          <table:table-cell office:value-type="string" office:value="hate, dislike">
            <text:p>hate, dis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タバコが嫌いです。">
            <text:p>私はタバコが嫌いです。</text:p>
          </table:table-cell>
          <table:table-cell office:value-type="string" office:value="わたし は タバコ が きらい です。">
            <text:p>わたし は タバコ が きらい です。</text:p>
          </table:table-cell>
          <table:table-cell office:value-type="string" office:value="I hate cigarettes.">
            <text:p>I hate cigarettes.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金曜日">
            <text:p>金曜日</text:p>
          </table:table-cell>
          <table:table-cell office:value-type="string" office:value="きんようび">
            <text:p>きんようび</text:p>
          </table:table-cell>
          <table:table-cell office:value-type="string" office:value="Friday">
            <text:p>Fr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金曜日の夜は友達と出かけます。">
            <text:p>金曜日の夜は友達と出かけます。</text:p>
          </table:table-cell>
          <table:table-cell office:value-type="string" office:value="きんようび の よる は ともだち と でかけます。">
            <text:p>きんようび の よる は ともだち と でかけます。</text:p>
          </table:table-cell>
          <table:table-cell office:value-type="string" office:value="I go out with my friends on Friday nights.">
            <text:p>I go out with my friends on Friday nights.</text:p>
          </table:table-cell>
          <table:table-cell office:value-type="string" office:value="私は１週間で金曜日がいちばん好きです。">
            <text:p>私は１週間で金曜日がいちばん好きです。</text:p>
          </table:table-cell>
          <table:table-cell office:value-type="string" office:value="わたし は １ しゅうかん で きんようび が いちばん すき です。">
            <text:p>わたし は １ しゅうかん で きんようび が いちばん すき です。</text:p>
          </table:table-cell>
          <table:table-cell office:value-type="string" office:value="Friday is my favorite day of the week.">
            <text:p>Friday is my favorite day of the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要る">
            <text:p>要る</text:p>
          </table:table-cell>
          <table:table-cell office:value-type="string" office:value="いる">
            <text:p>いる</text:p>
          </table:table-cell>
          <table:table-cell office:value-type="string" office:value="need, require">
            <text:p>need, requ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無い">
            <text:p>無い</text:p>
          </table:table-cell>
          <table:table-cell office:value-type="string" office:value="ない">
            <text:p>ない</text:p>
          </table:table-cell>
          <table:table-cell office:value-type="string" office:value="to not be">
            <text:p>to not b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には何も無い。">
            <text:p>ここには何も無い。</text:p>
          </table:table-cell>
          <table:table-cell office:value-type="string" office:value="ここ に は なに も ない。">
            <text:p>ここ に は なに も ない。</text:p>
          </table:table-cell>
          <table:table-cell office:value-type="string" office:value="There's nothing here.">
            <text:p>There's nothing here.</text:p>
          </table:table-cell>
          <table:table-cell office:value-type="string" office:value="私はお金が無いので家にいます。">
            <text:p>私はお金が無いので家にいます。</text:p>
          </table:table-cell>
          <table:table-cell office:value-type="string" office:value="わたし は おかね が ない ので いえ に います。">
            <text:p>わたし は おかね が ない ので いえ に います。</text:p>
          </table:table-cell>
          <table:table-cell office:value-type="string" office:value="I don't have money, so I'll stay home.">
            <text:p>I don't have money, so I'll stay hom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黄色い">
            <text:p>黄色い</text:p>
          </table:table-cell>
          <table:table-cell office:value-type="string" office:value="きいろい">
            <text:p>きいろい</text:p>
          </table:table-cell>
          <table:table-cell office:value-type="string" office:value="yellow">
            <text:p>yello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に黄色いバラを買いました。">
            <text:p>彼女に黄色いバラを買いました。</text:p>
          </table:table-cell>
          <table:table-cell office:value-type="string" office:value="かのじょ に きいろい バラ を かいました。">
            <text:p>かのじょ に きいろい バラ を かいました。</text:p>
          </table:table-cell>
          <table:table-cell office:value-type="string" office:value="I bought her a yellow rose.">
            <text:p>I bought her a yellow rose.</text:p>
          </table:table-cell>
          <table:table-cell office:value-type="string" office:value="私は黄色いTシャツを買いました。">
            <text:p>私は黄色いTシャツを買いました。</text:p>
          </table:table-cell>
          <table:table-cell office:value-type="string" office:value="わたし は きいろい ティーシャツ を かいました。">
            <text:p>わたし は きいろい ティーシャツ を かいました。</text:p>
          </table:table-cell>
          <table:table-cell office:value-type="string" office:value="I bought a yellow T-shirt.">
            <text:p>I bought a yellow T-shir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風邪">
            <text:p>風邪</text:p>
          </table:table-cell>
          <table:table-cell office:value-type="string" office:value="かぜ">
            <text:p>かぜ</text:p>
          </table:table-cell>
          <table:table-cell office:value-type="string" office:value="cold (illness)">
            <text:p>cold (illnes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風邪をひきました。">
            <text:p>私は風邪をひきました。</text:p>
          </table:table-cell>
          <table:table-cell office:value-type="string" office:value="わたし は かぜ を ひきました 。">
            <text:p>わたし は かぜ を ひきました 。</text:p>
          </table:table-cell>
          <table:table-cell office:value-type="string" office:value="I caught a cold.">
            <text:p>I caught a cold.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優しい">
            <text:p>優しい</text:p>
          </table:table-cell>
          <table:table-cell office:value-type="string" office:value="やさしい">
            <text:p>やさしい</text:p>
          </table:table-cell>
          <table:table-cell office:value-type="string" office:value="gentle, kind">
            <text:p>gentle, ki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とても優しい人です。">
            <text:p>彼はとても優しい人です。</text:p>
          </table:table-cell>
          <table:table-cell office:value-type="string" office:value="かれ は とても やさしい ひと です。">
            <text:p>かれ は とても やさしい ひと です。</text:p>
          </table:table-cell>
          <table:table-cell office:value-type="string" office:value="He's a very kind person.">
            <text:p>He's a very kind person.</text:p>
          </table:table-cell>
          <table:table-cell office:value-type="string" office:value="私のお父さんはとても優しいです。">
            <text:p>私のお父さんはとても優しいです。</text:p>
          </table:table-cell>
          <table:table-cell office:value-type="string" office:value="わたし の おとうさん は とても やさしい です。">
            <text:p>わたし の おとうさん は とても やさしい です。</text:p>
          </table:table-cell>
          <table:table-cell office:value-type="string" office:value="My father is very gentle.">
            <text:p>My father is very gent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晴れる">
            <text:p>晴れる</text:p>
          </table:table-cell>
          <table:table-cell office:value-type="string" office:value="はれる">
            <text:p>はれる</text:p>
          </table:table-cell>
          <table:table-cell office:value-type="string" office:value="be sunny, clear up">
            <text:p>be sunny, clea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晴れるといいですね。">
            <text:p>明日は晴れるといいですね。</text:p>
          </table:table-cell>
          <table:table-cell office:value-type="string" office:value="あした は はれる と いい です ね。">
            <text:p>あした は はれる と いい です ね。</text:p>
          </table:table-cell>
          <table:table-cell office:value-type="string" office:value="I hope it'll be sunny tomorrow.">
            <text:p>I hope it'll be sunny tomorrow.</text:p>
          </table:table-cell>
          <table:table-cell office:value-type="string" office:value="今日はよく晴れましたね。">
            <text:p>今日はよく晴れましたね。</text:p>
          </table:table-cell>
          <table:table-cell office:value-type="string" office:value="きょう は よく はれました ね。">
            <text:p>きょう は よく はれました ね。</text:p>
          </table:table-cell>
          <table:table-cell office:value-type="string" office:value="It's been very sunny today.">
            <text:p>It's been very sunny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汚い">
            <text:p>汚い</text:p>
          </table:table-cell>
          <table:table-cell office:value-type="string" office:value="きたない">
            <text:p>きたない</text:p>
          </table:table-cell>
          <table:table-cell office:value-type="string" office:value="dirty">
            <text:p>dir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部屋はとても汚い。">
            <text:p>彼の部屋はとても汚い。</text:p>
          </table:table-cell>
          <table:table-cell office:value-type="string" office:value="かれ の へや は とても きたない。">
            <text:p>かれ の へや は とても きたない。</text:p>
          </table:table-cell>
          <table:table-cell office:value-type="string" office:value="His room is very dirty.">
            <text:p>His room is very dirty.</text:p>
          </table:table-cell>
          <table:table-cell office:value-type="string" office:value="汚い言葉は使わないでください。">
            <text:p>汚い言葉は使わないでください。</text:p>
          </table:table-cell>
          <table:table-cell office:value-type="string" office:value="きたない ことば は つかわないで ください。">
            <text:p>きたない ことば は つかわないで ください。</text:p>
          </table:table-cell>
          <table:table-cell office:value-type="string" office:value="Please don't use dirty words.">
            <text:p>Please don't use dirty wor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茶色">
            <text:p>茶色</text:p>
          </table:table-cell>
          <table:table-cell office:value-type="string" office:value="ちゃいろ">
            <text:p>ちゃいろ</text:p>
          </table:table-cell>
          <table:table-cell office:value-type="string" office:value="brown">
            <text:p>br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その茶色のかばんが私のです。">
            <text:p>その茶色のかばんが私のです。</text:p>
          </table:table-cell>
          <table:table-cell office:value-type="string" office:value="その ちゃいろ の かばん が わたし の です。">
            <text:p>その ちゃいろ の かばん が わたし の です。</text:p>
          </table:table-cell>
          <table:table-cell office:value-type="string" office:value="The brown bag is mine.">
            <text:p>The brown bag is min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すく">
            <text:p>すく</text:p>
          </table:table-cell>
          <table:table-cell office:value-type="string" office:value="be empty, become less crowded">
            <text:p>be empty, become less crow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レストランは空いていました。">
            <text:p>レストランは空いていました。</text:p>
          </table:table-cell>
          <table:table-cell office:value-type="string" office:value="レストラン は すいて いました。">
            <text:p>レストラン は すいて いました。</text:p>
          </table:table-cell>
          <table:table-cell office:value-type="string" office:value="There weren't many people at the restaurant.">
            <text:p>There weren't many people at the restaurant.</text:p>
          </table:table-cell>
          <table:table-cell office:value-type="string" office:value="お腹が空きました。">
            <text:p>お腹が空きました。</text:p>
          </table:table-cell>
          <table:table-cell office:value-type="string" office:value="おなか が すきました。">
            <text:p>おなか が すきました。</text:p>
          </table:table-cell>
          <table:table-cell office:value-type="string" office:value="My stomach has become empty (=I'm hungry).">
            <text:p>My stomach has become empty (=I'm hungry)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上る">
            <text:p>上る</text:p>
          </table:table-cell>
          <table:table-cell office:value-type="string" office:value="のぼる">
            <text:p>のぼる</text:p>
          </table:table-cell>
          <table:table-cell office:value-type="string" office:value="go up, climb">
            <text:p>go up, clim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ご飯">
            <text:p>ご飯</text:p>
          </table:table-cell>
          <table:table-cell office:value-type="string" office:value="ごはん">
            <text:p>ごはん</text:p>
          </table:table-cell>
          <table:table-cell office:value-type="string" office:value="meal, cooked rice">
            <text:p>meal, cooked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私は納豆でご飯を3杯食べました。">
            <text:p>私は納豆でご飯を3杯食べました。</text:p>
          </table:table-cell>
          <table:table-cell office:value-type="string" office:value="わたし は なっとう で ごはん を 3 ばい たべました。">
            <text:p>わたし は なっとう で ごはん を 3 ばい たべました。</text:p>
          </table:table-cell>
          <table:table-cell office:value-type="string" office:value="I had three bowls of cooked rice with natto.">
            <text:p>I had three bowls of cooked rice with natto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counter for days">
            <text:p>counter for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on the 11th last month.">
            <text:p>We got married on the 11th last month.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髪の毛">
            <text:p>髪の毛</text:p>
          </table:table-cell>
          <table:table-cell office:value-type="string" office:value="かみのけ">
            <text:p>かみのけ</text:p>
          </table:table-cell>
          <table:table-cell office:value-type="string" office:value="hair, each single hair">
            <text:p>hair, each single 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タに髪の毛が入っていました。">
            <text:p>パスタに髪の毛が入っていました。</text:p>
          </table:table-cell>
          <table:table-cell office:value-type="string" office:value="パスタ に かみのけ が はいって いました。">
            <text:p>パスタ に かみのけ が はいって いました。</text:p>
          </table:table-cell>
          <table:table-cell office:value-type="string" office:value="There was a hair in my pasta.">
            <text:p>There was a hair in my pasta.</text:p>
          </table:table-cell>
          <table:table-cell office:value-type="string" office:value="彼の部屋に長い髪の毛が落ちていました。">
            <text:p>彼の部屋に長い髪の毛が落ちていました。</text:p>
          </table:table-cell>
          <table:table-cell office:value-type="string" office:value="かれ の へや に ながい かみのけ が おちて いました。">
            <text:p>かれ の へや に ながい かみのけ が おちて いました。</text:p>
          </table:table-cell>
          <table:table-cell office:value-type="string" office:value="There was a long strand of hair in his room.">
            <text:p>There was a long strand of hair in his room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つける">
            <text:p>つける</text:p>
          </table:table-cell>
          <table:table-cell office:value-type="string" office:value="つける">
            <text:p>つける</text:p>
          </table:table-cell>
          <table:table-cell office:value-type="string" office:value="switch on, turn on">
            <text:p>switch on, turn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気をつけてください。">
            <text:p>電気をつけてください。</text:p>
          </table:table-cell>
          <table:table-cell office:value-type="string" office:value="でんき を つけて ください。">
            <text:p>でんき を つけて ください。</text:p>
          </table:table-cell>
          <table:table-cell office:value-type="string" office:value="Please turn on the light.">
            <text:p>Please turn on the light.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月曜日">
            <text:p>月曜日</text:p>
          </table:table-cell>
          <table:table-cell office:value-type="string" office:value="げつようび">
            <text:p>げつようび</text:p>
          </table:table-cell>
          <table:table-cell office:value-type="string" office:value="Monday">
            <text:p>Mon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月曜日に会いましょう。">
            <text:p>月曜日に会いましょう。</text:p>
          </table:table-cell>
          <table:table-cell office:value-type="string" office:value="げつようび に あいましょう。">
            <text:p>げつようび に あいましょう。</text:p>
          </table:table-cell>
          <table:table-cell office:value-type="string" office:value="Let's meet on Monday.">
            <text:p>Let's meet on Monday.</text:p>
          </table:table-cell>
          <table:table-cell office:value-type="string" office:value="私は１週間で月曜日がいちばん嫌いです。">
            <text:p>私は１週間で月曜日がいちばん嫌いです。</text:p>
          </table:table-cell>
          <table:table-cell office:value-type="string" office:value="わたし は １ しゅうかん で げつようび が いちばん きらい です。">
            <text:p>わたし は １ しゅうかん で げつようび が いちばん きらい です。</text:p>
          </table:table-cell>
          <table:table-cell office:value-type="string" office:value="Monday is my least favorite day of the week.">
            <text:p>Monday is my least favorite day of the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入る">
            <text:p>入る</text:p>
          </table:table-cell>
          <table:table-cell office:value-type="string" office:value="はいる">
            <text:p>はいる</text:p>
          </table:table-cell>
          <table:table-cell office:value-type="string" office:value="enter">
            <text:p>e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, so please come inside.">
            <text:p>It's cold, so please come inside.</text:p>
          </table:table-cell>
          <table:table-cell office:value-type="string" office:value="入る時はドアをノックしてください。">
            <text:p>入る時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before entering.">
            <text:p>Please knock before enter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カタカナ">
            <text:p>カタカナ</text:p>
          </table:table-cell>
          <table:table-cell office:value-type="string" office:value="カタカナ">
            <text:p>カタカナ</text:p>
          </table:table-cell>
          <table:table-cell office:value-type="string" office:value="katakana">
            <text:p>kata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日本語にはひらがなとカタカナと漢字があります。">
            <text:p>日本語にはひらがなとカタカナと漢字があります。</text:p>
          </table:table-cell>
          <table:table-cell office:value-type="string" office:value="にほんご に は ひらがな と カタカナ と かんじ が あります。">
            <text:p>にほんご に は ひらがな と カタカナ と かんじ が あります。</text:p>
          </table:table-cell>
          <table:table-cell office:value-type="string" office:value="In Japanese, there are hiragana, katakana and kanji.">
            <text:p>In Japanese, there are hiragana, katakana and kanji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今週">
            <text:p>今週</text:p>
          </table:table-cell>
          <table:table-cell office:value-type="string" office:value="こんしゅう">
            <text:p>こんしゅう</text:p>
          </table:table-cell>
          <table:table-cell office:value-type="string" office:value="this week">
            <text:p>this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私は今週はあまり忙しくありません。">
            <text:p>私は今週はあまり忙しくありません。</text:p>
          </table:table-cell>
          <table:table-cell office:value-type="string" office:value="わたし は こんしゅう は あまり いそがしく ありません。">
            <text:p>わたし は こんしゅう は あまり いそがしく ありません。</text:p>
          </table:table-cell>
          <table:table-cell office:value-type="string" office:value="I'm not very busy this week.">
            <text:p>I'm not very busy this wee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ひらく">
            <text:p>ひらく</text:p>
          </table:table-cell>
          <table:table-cell office:value-type="string" office:value="open (books, eyes, etc.)">
            <text:p>open (books, eye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32ページを開いてください。">
            <text:p>32ページを開いてください。</text:p>
          </table:table-cell>
          <table:table-cell office:value-type="string" office:value="32 ページ を ひらいて ください。">
            <text:p>32 ページ を ひらいて ください。</text:p>
          </table:table-cell>
          <table:table-cell office:value-type="string" office:value="Please open to page 32.">
            <text:p>Please open to page 32.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水">
            <text:p>水</text:p>
          </table:table-cell>
          <table:table-cell office:value-type="string" office:value="みず">
            <text:p>みず</text:p>
          </table:table-cell>
          <table:table-cell office:value-type="string" office:value="water">
            <text:p>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一杯ください。">
            <text:p>水を一杯ください。</text:p>
          </table:table-cell>
          <table:table-cell office:value-type="string" office:value="みず を いっぱい ください。">
            <text:p>みず を いっぱい ください。</text:p>
          </table:table-cell>
          <table:table-cell office:value-type="string" office:value="Please give me a glass of water.">
            <text:p>Please give me a glass of water.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take some water with us.">
            <text:p>Let's take some water with u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あれ">
            <text:p>あれ</text:p>
          </table:table-cell>
          <table:table-cell office:value-type="string" office:value="あれ">
            <text:p>あれ</text:p>
          </table:table-cell>
          <table:table-cell office:value-type="string" office:value="that (over there)">
            <text:p>that (over ther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あれが東京タワーです。">
            <text:p>あれが東京タワーです。</text:p>
          </table:table-cell>
          <table:table-cell office:value-type="string" office:value="あれ が とうきょう タワー です。">
            <text:p>あれ が とうきょう タワー です。</text:p>
          </table:table-cell>
          <table:table-cell office:value-type="string" office:value="That is the Tokyo Tower.">
            <text:p>That is the Tokyo Towe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二">
            <text:p>二</text:p>
          </table:table-cell>
          <table:table-cell office:value-type="string" office:value="に">
            <text:p>に</text:p>
          </table:table-cell>
          <table:table-cell office:value-type="string" office:value="two">
            <text:p>tw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人には二回会った。">
            <text:p>その人には二回会った。</text:p>
          </table:table-cell>
          <table:table-cell office:value-type="string" office:value="その ひと に は に かい あった。">
            <text:p>その ひと に は に かい あった。</text:p>
          </table:table-cell>
          <table:table-cell office:value-type="string" office:value="I met that person twice.">
            <text:p>I met that person twice.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締める">
            <text:p>締める</text:p>
          </table:table-cell>
          <table:table-cell office:value-type="string" office:value="しめる">
            <text:p>しめる</text:p>
          </table:table-cell>
          <table:table-cell office:value-type="string" office:value="tighten, fasten">
            <text:p>tighten, fa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シートベルトを締めた。">
            <text:p>彼はシートベルトを締めた。</text:p>
          </table:table-cell>
          <table:table-cell office:value-type="string" office:value="かれ は シートベルト を しめた。">
            <text:p>かれ は シートベルト を しめた。</text:p>
          </table:table-cell>
          <table:table-cell office:value-type="string" office:value="He fastened his seatbelt.">
            <text:p>He fastened his seatbelt.</text:p>
          </table:table-cell>
          <table:table-cell office:value-type="string" office:value="彼は最後にネクタイを締めました。">
            <text:p>彼は最後にネクタイを締めました。</text:p>
          </table:table-cell>
          <table:table-cell office:value-type="string" office:value="かれ は さいご に ネクタイ を しめました。">
            <text:p>かれ は さいご に ネクタイ を しめました。</text:p>
          </table:table-cell>
          <table:table-cell office:value-type="string" office:value="Lastly, he tied his tie.">
            <text:p>Lastly, he tied his ti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bad (taste), distasteful">
            <text:p>bad (taste), distaste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料理はまずい。">
            <text:p>ここの料理はまずい。</text:p>
          </table:table-cell>
          <table:table-cell office:value-type="string" office:value="ここ の りょうり は まずい。">
            <text:p>ここ の りょうり は まずい。</text:p>
          </table:table-cell>
          <table:table-cell office:value-type="string" office:value="The food here is bad.">
            <text:p>The food here is bad.</text:p>
          </table:table-cell>
          <table:table-cell office:value-type="string" office:value="あの店のラーメンはすごくまずいですよ。">
            <text:p>あの店のラーメンはすごくまずいですよ。</text:p>
          </table:table-cell>
          <table:table-cell office:value-type="string" office:value="あの みせ の ラーメン は すごく まずい です よ。">
            <text:p>あの みせ の ラーメン は すごく まずい です よ。</text:p>
          </table:table-cell>
          <table:table-cell office:value-type="string" office:value="That ramen shop is very bad.">
            <text:p>That ramen shop is very ba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平仮名">
            <text:p>平仮名</text:p>
          </table:table-cell>
          <table:table-cell office:value-type="string" office:value="ひらがな">
            <text:p>ひらがな</text:p>
          </table:table-cell>
          <table:table-cell office:value-type="string" office:value="hiragana">
            <text:p>hirag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the hiragana.">
            <text:p>My little sister learned all the hiragana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曇る">
            <text:p>曇る</text:p>
          </table:table-cell>
          <table:table-cell office:value-type="string" office:value="くもる">
            <text:p>くもる</text:p>
          </table:table-cell>
          <table:table-cell office:value-type="string" office:value="become cloudy">
            <text:p>become cloud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昼頃から曇るでしょう。">
            <text:p>明日は昼頃から曇るでしょう。</text:p>
          </table:table-cell>
          <table:table-cell office:value-type="string" office:value="あす は ひる ごろ から くもる でしょう。">
            <text:p>あす は ひる ごろ から くもる でしょう。</text:p>
          </table:table-cell>
          <table:table-cell office:value-type="string" office:value="It'll probably get cloudy around noon tomorrow.">
            <text:p>It'll probably get cloudy around noon tomorrow.</text:p>
          </table:table-cell>
          <table:table-cell office:value-type="string" office:value="今日は朝から空が曇っている。">
            <text:p>今日は朝から空が曇っている。</text:p>
          </table:table-cell>
          <table:table-cell office:value-type="string" office:value="きょう は あさ から そら が くもって いる。">
            <text:p>きょう は あさ から そら が くもって いる。</text:p>
          </table:table-cell>
          <table:table-cell office:value-type="string" office:value="Today, it's been cloudy since morning.">
            <text:p>Today, it's been cloudy since morn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触る">
            <text:p>触る</text:p>
          </table:table-cell>
          <table:table-cell office:value-type="string" office:value="さわる">
            <text:p>さわる</text:p>
          </table:table-cell>
          <table:table-cell office:value-type="string" office:value="touch, feel">
            <text:p>touch, fe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絵に触らないでください。">
            <text:p>絵に触らないでください。</text:p>
          </table:table-cell>
          <table:table-cell office:value-type="string" office:value="え に さわらないで ください。">
            <text:p>え に さわらないで ください。</text:p>
          </table:table-cell>
          <table:table-cell office:value-type="string" office:value="Please don't touch the painting.">
            <text:p>Please don't touch the painting.</text:p>
          </table:table-cell>
          <table:table-cell office:value-type="string" office:value="汚い手で赤ちゃんに触らないで。">
            <text:p>汚い手で赤ちゃんに触らないで。</text:p>
          </table:table-cell>
          <table:table-cell office:value-type="string" office:value="きたない て で あかちゃん に さわらないで。">
            <text:p>きたない て で あかちゃん に さわらないで。</text:p>
          </table:table-cell>
          <table:table-cell office:value-type="string" office:value="Don't touch the baby with your dirty hands.">
            <text:p>Don't touch the baby with your dirty hand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駄目">
            <text:p>駄目</text:p>
          </table:table-cell>
          <table:table-cell office:value-type="string" office:value="だめ">
            <text:p>だめ</text:p>
          </table:table-cell>
          <table:table-cell office:value-type="string" office:value="no good">
            <text:p>no goo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そんなことしたら駄目だよ。">
            <text:p>そんなことしたら駄目だよ。</text:p>
          </table:table-cell>
          <table:table-cell office:value-type="string" office:value="そんな こと したら だめ だ よ。">
            <text:p>そんな こと したら だめ だ よ。</text:p>
          </table:table-cell>
          <table:table-cell office:value-type="string" office:value="It's not good to do something like that.">
            <text:p>It's not good to do something like tha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飲み物">
            <text:p>飲み物</text:p>
          </table:table-cell>
          <table:table-cell office:value-type="string" office:value="のみもの">
            <text:p>のみもの</text:p>
          </table:table-cell>
          <table:table-cell office:value-type="string" office:value="beverage, drink">
            <text:p>beverage, dr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want something to drink.">
            <text:p>I want something to drink.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木曜日">
            <text:p>木曜日</text:p>
          </table:table-cell>
          <table:table-cell office:value-type="string" office:value="もくようび">
            <text:p>もくようび</text:p>
          </table:table-cell>
          <table:table-cell office:value-type="string" office:value="Thursday">
            <text:p>Thur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 don't have work on Thursday.">
            <text:p>I don't have work on Thursday.</text:p>
          </table:table-cell>
          <table:table-cell office:value-type="string" office:value="木曜日の３時から会社でミーティングがあります。">
            <text:p>木曜日の３時から会社でミーティングがあります。</text:p>
          </table:table-cell>
          <table:table-cell office:value-type="string" office:value="もくようび の ３ じ から かいしゃ で ミーティング が あります。">
            <text:p>もくようび の ３ じ から かいしゃ で ミーティング が あります。</text:p>
          </table:table-cell>
          <table:table-cell office:value-type="string" office:value="We have a meeting at 3 o'clock in the office on Thursday.">
            <text:p>We have a meeting at 3 o'clock in the office on Thurs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曜日">
            <text:p>曜日</text:p>
          </table:table-cell>
          <table:table-cell office:value-type="string" office:value="ようび">
            <text:p>ようび</text:p>
          </table:table-cell>
          <table:table-cell office:value-type="string" office:value="day of the week">
            <text:p>day of the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ミーティングは何曜日ですか。">
            <text:p>ミーティングは何曜日ですか。</text:p>
          </table:table-cell>
          <table:table-cell office:value-type="string" office:value="ミーティング は なん ようび です か。">
            <text:p>ミーティング は なん ようび です か。</text:p>
          </table:table-cell>
          <table:table-cell office:value-type="string" office:value="What day of the week is the meeting (scheduled for)?">
            <text:p>What day of the week is the meeting (scheduled for)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side, vicinity">
            <text:p>side, 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ばにいてください。">
            <text:p>そばにいてください。</text:p>
          </table:table-cell>
          <table:table-cell office:value-type="string" office:value="そば に いて ください。">
            <text:p>そば に いて ください。</text:p>
          </table:table-cell>
          <table:table-cell office:value-type="string" office:value="Stay with me.">
            <text:p>Stay with me.</text:p>
          </table:table-cell>
          <table:table-cell office:value-type="string" office:value="駅のそばにある古いお寿司屋さんはおいしいですよ。">
            <text:p>駅のそばにある古いお寿司屋さんはおいしいですよ。</text:p>
          </table:table-cell>
          <table:table-cell office:value-type="string" office:value="えき の そば に ある ふるい おすし や さん は おいしい です よ。">
            <text:p>えき の そば に ある ふるい おすし や さん は おいしい です よ。</text:p>
          </table:table-cell>
          <table:table-cell office:value-type="string" office:value="The old sushi restaurant near the station is good.">
            <text:p>The old sushi restaurant near the station is goo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こっち">
            <text:p>こっち</text:p>
          </table:table-cell>
          <table:table-cell office:value-type="string" office:value="こっち">
            <text:p>こっち</text:p>
          </table:table-cell>
          <table:table-cell office:value-type="string" office:value="here, this way (casual)">
            <text:p>here, this way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っちに来てください。">
            <text:p>こっちに来てください。</text:p>
          </table:table-cell>
          <table:table-cell office:value-type="string" office:value="こっち に きて ください 。">
            <text:p>こっち に きて ください 。</text:p>
          </table:table-cell>
          <table:table-cell office:value-type="string" office:value="Please come here.">
            <text:p>Please come here.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火曜日">
            <text:p>火曜日</text:p>
          </table:table-cell>
          <table:table-cell office:value-type="string" office:value="かようび">
            <text:p>かようび</text:p>
          </table:table-cell>
          <table:table-cell office:value-type="string" office:value="Tuesday">
            <text:p>Tu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火曜日は日本語の授業があります。">
            <text:p>火曜日は日本語の授業があります。</text:p>
          </table:table-cell>
          <table:table-cell office:value-type="string" office:value="かようび は にほんご の じゅぎょう が あります。">
            <text:p>かようび は にほんご の じゅぎょう が あります。</text:p>
          </table:table-cell>
          <table:table-cell office:value-type="string" office:value="On Tuesday we have Japanese class.">
            <text:p>On Tuesday we have Japanese class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渇く">
            <text:p>渇く</text:p>
          </table:table-cell>
          <table:table-cell office:value-type="string" office:value="かわく">
            <text:p>かわく</text:p>
          </table:table-cell>
          <table:table-cell office:value-type="string" office:value="be thirsty">
            <text:p>be thirs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今日は暑いので、すごく喉が渇きます。">
            <text:p>今日は暑いので、すごく喉が渇きます。</text:p>
          </table:table-cell>
          <table:table-cell office:value-type="string" office:value="きょう は あつい ので、すごく のど が かわきます。">
            <text:p>きょう は あつい ので、すごく のど が かわきます。</text:p>
          </table:table-cell>
          <table:table-cell office:value-type="string" office:value="It's hot today, so I get very thirsty.">
            <text:p>It's hot today, so I get very thirst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三">
            <text:p>三</text:p>
          </table:table-cell>
          <table:table-cell office:value-type="string" office:value="さん">
            <text:p>さん</text:p>
          </table:table-cell>
          <table:table-cell office:value-type="string" office:value="three">
            <text:p>thr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三人の子供の母親だ。">
            <text:p>彼女は三人の子供の母親だ。</text:p>
          </table:table-cell>
          <table:table-cell office:value-type="string" office:value="かのじょ は さん にん の こども の ははおや だ。">
            <text:p>かのじょ は さん にん の こども の ははおや だ。</text:p>
          </table:table-cell>
          <table:table-cell office:value-type="string" office:value="She's a mother of three children.">
            <text:p>She's a mother of three children.</text:p>
          </table:table-cell>
          <table:table-cell office:value-type="string" office:value="息子は今、三歳です。">
            <text:p>息子は今、三歳です。</text:p>
          </table:table-cell>
          <table:table-cell office:value-type="string" office:value="むすこ は いま、 さん さい です。">
            <text:p>むすこ は いま、 さん さい です。</text:p>
          </table:table-cell>
          <table:table-cell office:value-type="string" office:value="My son is three years old now.">
            <text:p>My son is three years old n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水曜日">
            <text:p>水曜日</text:p>
          </table:table-cell>
          <table:table-cell office:value-type="string" office:value="すいようび">
            <text:p>すいようび</text:p>
          </table:table-cell>
          <table:table-cell office:value-type="string" office:value="Wednesday">
            <text:p>Wednes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水曜日は１時半に学校が終わります。">
            <text:p>水曜日は１時半に学校が終わります。</text:p>
          </table:table-cell>
          <table:table-cell office:value-type="string" office:value="すいようび は １ じ はん に がっこう が おわります。">
            <text:p>すいようび は １ じ はん に がっこう が おわります。</text:p>
          </table:table-cell>
          <table:table-cell office:value-type="string" office:value="On Wednesdays, school finishes at 1:30 p.m.">
            <text:p>On Wednesdays, school finishes at 1:30 p.m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二つ">
            <text:p>二つ</text:p>
          </table:table-cell>
          <table:table-cell office:value-type="string" office:value="ふたつ">
            <text:p>ふたつ</text:p>
          </table:table-cell>
          <table:table-cell office:value-type="string" office:value="two (things)">
            <text:p>two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フトクリームを二つください。">
            <text:p>ソフトクリームを二つください。</text:p>
          </table:table-cell>
          <table:table-cell office:value-type="string" office:value="ソフトクリーム を ふたつ ください。">
            <text:p>ソフトクリーム を ふたつ ください。</text:p>
          </table:table-cell>
          <table:table-cell office:value-type="string" office:value="Can I get two ice cream cones?">
            <text:p>Can I get two ice cream cones?</text:p>
          </table:table-cell>
          <table:table-cell office:value-type="string" office:value="テーブルの上にケーキが二つあります。">
            <text:p>テーブルの上にケーキが二つあります。</text:p>
          </table:table-cell>
          <table:table-cell office:value-type="string" office:value="テーブル の うえ に ケーキ が ふたつ あります。">
            <text:p>テーブル の うえ に ケーキ が ふたつ あります。</text:p>
          </table:table-cell>
          <table:table-cell office:value-type="string" office:value="There are two pieces of cake on the table.">
            <text:p>There are two pieces of cake on the tabl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今晩">
            <text:p>今晩</text:p>
          </table:table-cell>
          <table:table-cell office:value-type="string" office:value="こんばん">
            <text:p>こんばん</text:p>
          </table:table-cell>
          <table:table-cell office:value-type="string" office:value="this evening, tonight">
            <text:p>this evening, to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今晩、飲みに行きませんか。">
            <text:p>今晩、飲みに行きませんか。</text:p>
          </table:table-cell>
          <table:table-cell office:value-type="string" office:value="こんばん、 のみ に いきません か。">
            <text:p>こんばん、 のみ に いきません か。</text:p>
          </table:table-cell>
          <table:table-cell office:value-type="string" office:value="Would you like to go get some drinks tonight?">
            <text:p>Would you like to go get some drinks tonight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千">
            <text:p>千</text:p>
          </table:table-cell>
          <table:table-cell office:value-type="string" office:value="せん">
            <text:p>せん</text:p>
          </table:table-cell>
          <table:table-cell office:value-type="string" office:value="thousand">
            <text:p>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千円貸してください。">
            <text:p>千円貸してください。</text:p>
          </table:table-cell>
          <table:table-cell office:value-type="string" office:value="せん えん かして ください。">
            <text:p>せん えん かして ください。</text:p>
          </table:table-cell>
          <table:table-cell office:value-type="string" office:value="Please lend me 1000 yen.">
            <text:p>Please lend me 1000 yen.</text:p>
          </table:table-cell>
          <table:table-cell office:value-type="string" office:value="その学校には生徒が千人以上いる。">
            <text:p>その学校には生徒が千人以上いる。</text:p>
          </table:table-cell>
          <table:table-cell office:value-type="string" office:value="その がっこう に は せいと が せん にん いじょう いる。">
            <text:p>その がっこう に は せいと が せん にん いじょう いる。</text:p>
          </table:table-cell>
          <table:table-cell office:value-type="string" office:value="There are more than a thousand students in the school.">
            <text:p>There are more than a thousand students in the schoo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六日">
            <text:p>六日</text:p>
          </table:table-cell>
          <table:table-cell office:value-type="string" office:value="むいか">
            <text:p>むいか</text:p>
          </table:table-cell>
          <table:table-cell office:value-type="string" office:value="six days, sixth of the month">
            <text:p>six days, six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六日前に日本に帰ってきました。">
            <text:p>六日前に日本に帰ってきました。</text:p>
          </table:table-cell>
          <table:table-cell office:value-type="string" office:value="むいか まえ に にほん に かえって きました。">
            <text:p>むいか まえ に にほん に かえって きました。</text:p>
          </table:table-cell>
          <table:table-cell office:value-type="string" office:value="I came back to Japan six days ago.">
            <text:p>I came back to Japan six days ago.</text:p>
          </table:table-cell>
          <table:table-cell office:value-type="string" office:value="今日は五月六日水曜日です。">
            <text:p>今日は五月六日水曜日です。</text:p>
          </table:table-cell>
          <table:table-cell office:value-type="string" office:value="きょう は ご がつ むいか すいようび です。">
            <text:p>きょう は ご がつ むいか すいようび です。</text:p>
          </table:table-cell>
          <table:table-cell office:value-type="string" office:value="It's Wednesday, May 6th today.">
            <text:p>It's Wednesday, May 6th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お姉さん">
            <text:p>お姉さん</text:p>
          </table:table-cell>
          <table:table-cell office:value-type="string" office:value="おねえさん">
            <text:p>おねえさん</text:p>
          </table:table-cell>
          <table:table-cell office:value-type="string" office:value="older sister">
            <text:p>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あなたのお姉さんに会ったよ。">
            <text:p>昨日、あなたのお姉さんに会ったよ。</text:p>
          </table:table-cell>
          <table:table-cell office:value-type="string" office:value="きのう、あなた の おねえさん に あった よ。">
            <text:p>きのう、あなた の おねえさん に あった よ。</text:p>
          </table:table-cell>
          <table:table-cell office:value-type="string" office:value="I met your older sister yesterday.">
            <text:p>I met your older sister yesterday.</text:p>
          </table:table-cell>
          <table:table-cell office:value-type="string" office:value="あなたのお姉さんは優しいですね。">
            <text:p>あなたのお姉さんは優しいですね。</text:p>
          </table:table-cell>
          <table:table-cell office:value-type="string" office:value="あなた の おねえさん は やさしい です ね。">
            <text:p>あなた の おねえさん は やさしい です ね。</text:p>
          </table:table-cell>
          <table:table-cell office:value-type="string" office:value="Your sister is kind.">
            <text:p>Your sister is kind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直る">
            <text:p>直る</text:p>
          </table:table-cell>
          <table:table-cell office:value-type="string" office:value="なおる">
            <text:p>なおる</text:p>
          </table:table-cell>
          <table:table-cell office:value-type="string" office:value="be repaired, get fixed">
            <text:p>be repaired, get fix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はまだ直りません。">
            <text:p>クーラーはまだ直りません。</text:p>
          </table:table-cell>
          <table:table-cell office:value-type="string" office:value="クーラー は まだ なおりません。">
            <text:p>クーラー は まだ なおりません。</text:p>
          </table:table-cell>
          <table:table-cell office:value-type="string" office:value="The air conditioner hasn't been repaired yet.">
            <text:p>The air conditioner hasn't been repaired yet.</text:p>
          </table:table-cell>
          <table:table-cell office:value-type="string" office:value="このプリンター、直りますか。">
            <text:p>このプリンター、直りますか。</text:p>
          </table:table-cell>
          <table:table-cell office:value-type="string" office:value="この プリンター、なおります か。">
            <text:p>この プリンター、なおります か。</text:p>
          </table:table-cell>
          <table:table-cell office:value-type="string" office:value="Can this printer be fixed?">
            <text:p>Can this printer be fixed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ちょっと">
            <text:p>ちょっと</text:p>
          </table:table-cell>
          <table:table-cell office:value-type="string" office:value="ちょっと">
            <text:p>ちょっと</text:p>
          </table:table-cell>
          <table:table-cell office:value-type="string" office:value="just a moment, just a little">
            <text:p>just a moment, just a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ちょっとだけ待っていてください。">
            <text:p>ちょっとだけ待っていてください。</text:p>
          </table:table-cell>
          <table:table-cell office:value-type="string" office:value="ちょっと だけ まって いて ください。">
            <text:p>ちょっと だけ まって いて ください。</text:p>
          </table:table-cell>
          <table:table-cell office:value-type="string" office:value="Please wait here for a little while.">
            <text:p>Please wait here for a little while.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Put in a little more salt.">
            <text:p>Put in a little more salt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よん">
            <text:p>よん</text:p>
          </table:table-cell>
          <table:table-cell office:value-type="string" office:value="four (Japanese origin)">
            <text:p>fou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ワイは四回目です。">
            <text:p>ハワイは四回目です。</text:p>
          </table:table-cell>
          <table:table-cell office:value-type="string" office:value="ハワイ は よん かい め です。">
            <text:p>ハワイ は よん かい め です。</text:p>
          </table:table-cell>
          <table:table-cell office:value-type="string" office:value="This is my fourth trip to Hawaii.">
            <text:p>This is my fourth trip to Hawaii.</text:p>
          </table:table-cell>
          <table:table-cell office:value-type="string" office:value="パーティーがあるので、ワインを四本買いました。">
            <text:p>パーティーがあるので、ワインを四本買いました。</text:p>
          </table:table-cell>
          <table:table-cell office:value-type="string" office:value="パーティー が ある ので 、 ワイン を よん ほん かいました。">
            <text:p>パーティー が ある ので 、 ワイン を よん ほん かいました。</text:p>
          </table:table-cell>
          <table:table-cell office:value-type="string" office:value="Because we are having a party, we bought four bottles of wine.">
            <text:p>Because we are having a party, we bought four bottles of win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これから">
            <text:p>これから</text:p>
          </table:table-cell>
          <table:table-cell office:value-type="string" office:value="これから">
            <text:p>これから</text:p>
          </table:table-cell>
          <table:table-cell office:value-type="string" office:value="from now on, after this">
            <text:p>from now on, after thi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 を つけます。">
            <text:p>これから は もっと き を 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考える">
            <text:p>考える</text:p>
          </table:table-cell>
          <table:table-cell office:value-type="string" office:value="かんがえる">
            <text:p>かんがえる</text:p>
          </table:table-cell>
          <table:table-cell office:value-type="string" office:value="think, consider">
            <text:p>think, consi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く考えてください。">
            <text:p>よく考えてください。</text:p>
          </table:table-cell>
          <table:table-cell office:value-type="string" office:value="よく かんがえて ください。">
            <text:p>よく かんがえて ください。</text:p>
          </table:table-cell>
          <table:table-cell office:value-type="string" office:value="Please think carefully.">
            <text:p>Please think carefully.</text:p>
          </table:table-cell>
          <table:table-cell office:value-type="string" office:value="今、何を考えていたんですか。">
            <text:p>今、何を考えていたんですか。</text:p>
          </table:table-cell>
          <table:table-cell office:value-type="string" office:value="いま、なに を かんがえて いた ん です か。">
            <text:p>いま、なに を かんがえて いた ん です か。</text:p>
          </table:table-cell>
          <table:table-cell office:value-type="string" office:value="What were you thinking about just now?">
            <text:p>What were you thinking about just now?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戻る">
            <text:p>戻る</text:p>
          </table:table-cell>
          <table:table-cell office:value-type="string" office:value="もどる">
            <text:p>もどる</text:p>
          </table:table-cell>
          <table:table-cell office:value-type="string" office:value="return to a point of departure">
            <text:p>return to a point of departu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戻ります。">
            <text:p>今、会社に戻ります。</text:p>
          </table:table-cell>
          <table:table-cell office:value-type="string" office:value="いま、かいしゃ に もどります。">
            <text:p>いま、かいしゃ に もどります。</text:p>
          </table:table-cell>
          <table:table-cell office:value-type="string" office:value="I'm going back to the office now.">
            <text:p>I'm going back to the office now.</text:p>
          </table:table-cell>
          <table:table-cell office:value-type="string" office:value="彼は一人でホテルに戻った。">
            <text:p>彼は一人でホテルに戻った。</text:p>
          </table:table-cell>
          <table:table-cell office:value-type="string" office:value="かれ は ひとり で ホテル に もどった。">
            <text:p>かれ は ひとり で ホテル に もどった。</text:p>
          </table:table-cell>
          <table:table-cell office:value-type="string" office:value="He returned to the hotel by himself.">
            <text:p>He returned to the hotel by himself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変える">
            <text:p>変える</text:p>
          </table:table-cell>
          <table:table-cell office:value-type="string" office:value="かえる">
            <text:p>かえる</text:p>
          </table:table-cell>
          <table:table-cell office:value-type="string" office:value="change (something), alter">
            <text:p>change (something), al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を変えました。">
            <text:p>旅行の日程を変えました。</text:p>
          </table:table-cell>
          <table:table-cell office:value-type="string" office:value="りょこう の にってい を かえました。">
            <text:p>りょこう の にってい を かえました。</text:p>
          </table:table-cell>
          <table:table-cell office:value-type="string" office:value="I changed my travel schedule.">
            <text:p>I changed my travel schedule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朝">
            <text:p>朝</text:p>
          </table:table-cell>
          <table:table-cell office:value-type="string" office:value="あさ">
            <text:p>あさ</text:p>
          </table:table-cell>
          <table:table-cell office:value-type="string" office:value="morning">
            <text:p>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気持ちのいい朝です。">
            <text:p>気持ちのいい朝です。</text:p>
          </table:table-cell>
          <table:table-cell office:value-type="string" office:value="きもち の いい あさ です。">
            <text:p>きもち の いい あさ です。</text:p>
          </table:table-cell>
          <table:table-cell office:value-type="string" office:value="It's a pleasant morning.">
            <text:p>It's a pleasant morning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歯">
            <text:p>歯</text:p>
          </table:table-cell>
          <table:table-cell office:value-type="string" office:value="は">
            <text:p>は</text:p>
          </table:table-cell>
          <table:table-cell office:value-type="string" office:value="tooth">
            <text:p>to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I have strong teeth.">
            <text:p>I have strong teeth.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頑張る">
            <text:p>頑張る</text:p>
          </table:table-cell>
          <table:table-cell office:value-type="string" office:value="がんばる">
            <text:p>がんばる</text:p>
          </table:table-cell>
          <table:table-cell office:value-type="string" office:value="work hard, do one's best">
            <text:p>work hard, do one's b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今日もお仕事、頑張ってください。">
            <text:p>今日もお仕事、頑張ってください。</text:p>
          </table:table-cell>
          <table:table-cell office:value-type="string" office:value="きょう も おしごと、 がんばって ください。">
            <text:p>きょう も おしごと、 がんばって ください。</text:p>
          </table:table-cell>
          <table:table-cell office:value-type="string" office:value="Good luck with your work today.">
            <text:p>Good luck with your work today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携帯電話">
            <text:p>携帯電話</text:p>
          </table:table-cell>
          <table:table-cell office:value-type="string" office:value="けいたいでんわ">
            <text:p>けいたいでんわ</text:p>
          </table:table-cell>
          <table:table-cell office:value-type="string" office:value="cellular phone">
            <text:p>cellular ph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はもう古い。">
            <text:p>この携帯電話はもう古い。</text:p>
          </table:table-cell>
          <table:table-cell office:value-type="string" office:value="この けいたい でんわ は もう ふるい。">
            <text:p>この けいたい でんわ は もう ふるい。</text:p>
          </table:table-cell>
          <table:table-cell office:value-type="string" office:value="This cell phone is already old.">
            <text:p>This cell phone is already old.</text:p>
          </table:table-cell>
          <table:table-cell office:value-type="string" office:value="今日、携帯電話を家に忘れました。">
            <text:p>今日、携帯電話を家に忘れました。</text:p>
          </table:table-cell>
          <table:table-cell office:value-type="string" office:value="きょう、けいたい でんわ を いえ に わすれました。">
            <text:p>きょう、けいたい でんわ を いえ に わすれました。</text:p>
          </table:table-cell>
          <table:table-cell office:value-type="string" office:value="Today I forgot my cell phone at home.">
            <text:p>Today I forgot my cell phone at home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雨">
            <text:p>雨</text:p>
          </table:table-cell>
          <table:table-cell office:value-type="string" office:value="あめ">
            <text:p>あめ</text:p>
          </table:table-cell>
          <table:table-cell office:value-type="string" office:value="rain">
            <text:p>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かね">
            <text:p>かね</text:p>
          </table:table-cell>
          <table:table-cell office:value-type="string" office:value="money (colloquial)">
            <text:p>mone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かなり金がかかった。">
            <text:p>これはかなり金がかかった。</text:p>
          </table:table-cell>
          <table:table-cell office:value-type="string" office:value="これ は かなり かね が かかった。">
            <text:p>これ は かなり かね が かかった。</text:p>
          </table:table-cell>
          <table:table-cell office:value-type="string" office:value="This cost quite a lot of money.">
            <text:p>This cost quite a lot of money.</text:p>
          </table:table-cell>
          <table:table-cell office:value-type="string" office:value="今月はあまりお金がない。">
            <text:p>今月はあまりお金がない。</text:p>
          </table:table-cell>
          <table:table-cell office:value-type="string" office:value="こんげつ は あまり おかね が ない。">
            <text:p>こんげつ は あまり おかね が ない。</text:p>
          </table:table-cell>
          <table:table-cell office:value-type="string" office:value="I don't have much money this month.">
            <text:p>I don't have much money this month.</text:p>
          </table:table-cell>
          <table:table-cell office:value-type="string" office:value="C1K">
            <text:p>C1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